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d76" officeooo:paragraph-rsid="00043d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8:37:50.938808791</meta:creation-date>
    <dc:date>2018-03-27T18:38:10.475391426</dc:date>
    <meta:editing-duration>PT22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5.4.5.1$Linux_X86_64 LibreOffice_project/40m0$Build-1</meta:generator>
  </office:meta>
</office:document-meta>
</file>